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bold" fo:font-family="'Open Sans'" style:font-family-asian="'Open Sans'" style:font-family-complex="'Open Sans'" fo:background-color="transparent" style:use-window-font-color="true"/>
    </style:style>
    <style:style style:name="T2" style:family="text">
      <style:text-properties fo:font-size="14.00pt" fo:font-weight="bold" fo:font-family="'Open Sans'" style:font-family-asian="'Open Sans'" style:font-family-complex="'Open Sans'" fo:background-color="transparent" style:use-window-font-color="true"/>
    </style:style>
    <style:style style:name="T3" style:family="text">
      <style:text-properties fo:font-size="11.00pt" fo:font-weight="normal" fo:font-family="Calibri" style:font-family-asian="Calibri" style:font-family-complex="Calibri" fo:background-color="transparent" fo:color="#004dbb"/>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Open Sans'" style:font-family-asian="'Open Sans'" style:font-family-complex="'Open Sans'" fo:background-color="transparent" fo:color="#004dbb"/>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fo:color="#004dbb"/>
    </style:style>
    <style:style style:name="T8" style:family="text">
      <style:text-properties fo:font-size="12.00pt" fo:font-weight="normal" fo:font-family="'Open Sans'" style:font-family-asian="'Open Sans'" style:font-family-complex="'Open Sans'" fo:background-color="transparent" style:use-window-font-color="true"/>
    </style:style>
    <style:style style:name="T9" style:family="text">
      <style:text-properties fo:font-size="14.00pt" fo:font-weight="bold" fo:font-family="'Open Sans'" style:font-family-asian="'Open Sans'" style:font-family-complex="'Open Sans'" fo:background-color="transparent" style:use-window-font-color="true"/>
    </style:style>
    <style:style style:name="T10" style:family="text">
      <style:text-properties fo:font-size="12.00pt" fo:font-weight="normal" fo:font-family="'Open Sans'" style:font-family-asian="'Open Sans'" style:font-family-complex="'Open Sans'" fo:background-color="transparent" fo:color="#004dbb"/>
    </style:style>
    <style:style style:name="T11" style:family="text">
      <style:text-properties fo:font-size="12.00pt" fo:font-weight="normal" fo:font-family="'Open Sans'" style:font-family-asian="'Open Sans'" style:font-family-complex="'Open Sans'"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Open Sans'" style:font-family-asian="'Open Sans'" style:font-family-complex="'Open Sans'" fo:background-color="transparent" fo:color="#004dbb"/>
    </style:style>
    <style:style style:name="T14" style:family="text">
      <style:text-properties fo:font-size="11.00pt" fo:font-weight="normal" fo:font-family="Calibri" style:font-family-asian="Calibri" style:font-family-complex="Calibri" fo:background-color="transparent" fo:color="#004dbb"/>
    </style:style>
    <style:style style:name="T15" style:family="text">
      <style:text-properties fo:font-size="12.00pt" fo:font-weight="normal" fo:font-family="'Open Sans'" style:font-family-asian="'Open Sans'" style:font-family-complex="'Open Sans'" fo:background-color="transparent" style:use-window-font-color="true"/>
    </style:style>
    <style:style style:name="T16" style:family="text">
      <style:text-properties fo:font-size="14.00pt" fo:font-weight="bold" fo:font-family="'Open Sans'" style:font-family-asian="'Open Sans'" style:font-family-complex="'Open Sans'" fo:background-color="transparent" style:use-window-font-color="true"/>
    </style:style>
    <style:style style:name="T17" style:family="text">
      <style:text-properties fo:font-size="12.00pt" fo:font-weight="normal" fo:font-family="'Open Sans'" style:font-family-asian="'Open Sans'" style:font-family-complex="'Open Sans'" fo:background-color="transparent" fo:color="#004dbb"/>
    </style:style>
    <style:style style:name="T18" style:family="text">
      <style:text-properties fo:font-size="12.00pt" fo:font-weight="normal" fo:font-family="'Open Sans'" style:font-family-asian="'Open Sans'" style:font-family-complex="'Open Sans'"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Open Sans'" style:font-family-asian="'Open Sans'" style:font-family-complex="'Open Sans'" fo:background-color="transparent" fo:color="#004dbb"/>
    </style:style>
    <style:style style:name="T21" style:family="text">
      <style:text-properties fo:font-size="12.00pt" fo:font-weight="normal" fo:font-family="'Open Sans'" style:font-family-asian="'Open Sans'" style:font-family-complex="'Open Sans'" fo:background-color="transparent" style:use-window-font-color="true"/>
    </style:style>
    <style:style style:name="T22" style:family="text">
      <style:text-properties fo:font-size="12.00pt" fo:font-weight="normal" fo:font-family="'Open Sans'" style:font-family-asian="'Open Sans'" style:font-family-complex="'Open Sans'" fo:background-color="transparent" fo:color="#004dbb"/>
    </style:style>
    <style:style style:name="T23" style:family="text">
      <style:text-properties fo:font-size="12.00pt" fo:font-weight="normal" fo:font-family="'Open Sans'" style:font-family-asian="'Open Sans'" style:font-family-complex="'Open Sans'"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4.00pt" fo:font-weight="bold" fo:font-family="'Open Sans'" style:font-family-asian="'Open Sans'" style:font-family-complex="'Open Sans'" fo:background-color="transparent" style:use-window-font-color="true"/>
    </style:style>
    <style:style style:name="T26" style:family="text">
      <style:text-properties fo:font-size="12.00pt" fo:font-weight="normal" fo:font-family="'Open Sans'" style:font-family-asian="'Open Sans'" style:font-family-complex="'Open Sans'" fo:background-color="transparent" fo:color="#004dbb"/>
    </style:style>
    <style:style style:name="T27" style:family="text">
      <style:text-properties fo:font-size="12.00pt" fo:font-weight="normal" fo:font-family="'Open Sans'" style:font-family-asian="'Open Sans'" style:font-family-complex="'Open Sans'" fo:background-color="transparent" style:use-window-font-color="true"/>
    </style:style>
    <style:style style:name="T28" style:family="text">
      <style:text-properties fo:font-size="14.00pt" fo:font-weight="bold" fo:font-family="'Open Sans'" style:font-family-asian="'Open Sans'" style:font-family-complex="'Open Sans'" fo:background-color="transparent" style:use-window-font-color="true"/>
    </style:style>
    <style:style style:name="T29" style:family="text">
      <style:text-properties fo:font-size="14.00pt" fo:font-weight="bold" fo:font-family="Calibri" style:font-family-asian="Calibri" style:font-family-complex="Calibri" fo:background-color="transparent" style:use-window-font-color="true"/>
    </style:style>
    <style:style style:name="T30" style:family="text">
      <style:text-properties fo:font-size="12.00pt" fo:font-weight="normal" fo:font-family="'Open Sans'" style:font-family-asian="'Open Sans'" style:font-family-complex="'Open Sans'" fo:background-color="transparent" fo:color="#004dbb"/>
    </style:style>
    <style:style style:name="T31" style:family="text">
      <style:text-properties fo:font-size="12.00pt" fo:font-weight="normal" fo:font-family="'Open Sans'" style:font-family-asian="'Open Sans'" style:font-family-complex="'Open Sans'"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00.00%" fo:text-align="left" fo:margin-top="12.00pt" fo:margin-bottom="6.00pt"/>
    </style:style>
    <style:style style:name="P3" style:family="paragraph">
      <style:paragraph-properties fo:line-height="100.00%" fo:text-align="left" fo:margin-top="10.00pt"/>
    </style:style>
    <style:style style:name="P4" style:family="paragraph">
      <style:paragraph-properties fo:line-height="120.00%" fo:text-align="left" fo:margin-bottom="7.00pt"/>
    </style:style>
    <style:style style:name="P5" style:family="paragraph">
      <style:paragraph-properties fo:line-height="120.00%" fo:text-align="center" fo:margin-bottom="7.00pt"/>
    </style:style>
    <style:style style:name="P6" style:family="paragraph">
      <style:paragraph-properties fo:line-height="120.00%" fo:text-align="left" fo:margin-bottom="7.00pt"/>
    </style:style>
    <style:style style:name="P7" style:family="paragraph">
      <style:paragraph-properties fo:line-height="100.00%" fo:text-align="left" fo:margin-top="10.00pt"/>
    </style:style>
    <style:style style:name="P8" style:family="paragraph">
      <style:paragraph-properties fo:line-height="120.00%" fo:text-align="left" fo:margin-bottom="7.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20.00%" fo:text-align="left" fo:margin-left="-18.00pt" fo:text-indent="18.00pt" fo:margin-bottom="7.00pt"/>
    </style:style>
    <style:style style:name="P10" style:family="paragraph">
      <style:paragraph-properties fo:line-height="120.00%" fo:text-align="left" fo:margin-left="0.00pt" fo:text-indent="18.00pt" fo:margin-bottom="7.00pt"/>
    </style:style>
    <style:style style:name="P11" style:family="paragraph">
      <style:paragraph-properties fo:line-height="120.00%" fo:text-align="left" fo:margin-left="-18.00pt" fo:text-indent="18.00pt" fo:margin-bottom="7.00pt"/>
    </style:style>
    <style:style style:name="P12" style:family="paragraph">
      <style:paragraph-properties fo:line-height="120.00%" fo:text-align="left" fo:margin-bottom="7.00pt"/>
    </style:style>
    <style:style style:name="P13" style:family="paragraph">
      <style:paragraph-properties fo:line-height="100.00%" fo:text-align="left" fo:margin-top="10.00pt"/>
    </style:style>
    <style:style style:name="P14" style:family="paragraph">
      <style:paragraph-properties fo:line-height="120.00%" fo:text-align="left" fo:margin-bottom="7.00pt"/>
    </style:style>
    <style:style style:name="P15" style:family="paragraph">
      <style:paragraph-properties fo:line-height="120.00%" fo:text-align="center" fo:margin-bottom="7.00pt"/>
    </style:style>
    <style:style style:name="P16" style:family="paragraph">
      <style:paragraph-properties fo:line-height="120.00%" fo:text-align="left" fo:margin-bottom="7.00pt"/>
    </style:style>
    <style:style style:name="P17" style:family="paragraph">
      <style:paragraph-properties fo:line-height="100.00%" fo:text-align="left" fo:margin-top="10.00pt"/>
    </style:style>
    <style:style style:name="P18" style:family="paragraph">
      <style:paragraph-properties fo:line-height="120.00%" fo:text-align="left" fo:margin-bottom="7.00pt"/>
    </style:style>
    <style:style style:name="P19" style:family="paragraph">
      <style:paragraph-properties fo:line-height="100.00%" fo:text-align="left" fo:margin-top="10.00pt"/>
    </style:style>
    <style:style style:name="P20" style:family="paragraph">
      <style:paragraph-properties fo:line-height="120.00%" fo:text-align="left" fo:margin-bottom="7.00pt"/>
    </style:style>
  </office:automatic-styles>
  <office:body>
    <office:text>
      <text:p text:style-name="P1"><text:span text:style-name="T1">Laborbericht KIS Versuchsaufbau Kugelfall</text:span></text:p>
      <text:p text:style-name="P2"><text:span text:style-name="T2">Aufgabe 1 - Systemanalyse</text:span></text:p>
      <text:p text:style-name="P3"><text:span text:style-name="T2">Genereller Lösungsansatz</text:span></text:p>
      <text:p text:style-name="P4"><text:span text:style-name="T3"/></text:p>
      <text:p text:style-name="P4"><text:span text:style-name="T3">Die Fallzeit der Kugel aus der gemessenen Fallhöhe von 0,75m wird wie folgt bestimmt:<text:line-break/>asdfasdf<text:line-break/>Sobald die letzte Umdrehungsdauer der Scheibe bekannt ist, kann eine Schätzung für die nächste Umdrehung erstellt werden.<text:line-break/>Aus einer gemessenen Rundendauer kann eine darauf folgende Rundenzeit approximiert werden. Dazu haben wir zunächst überprüft, wie sehr sich die Rundendauer im Vergleich zu der vorhergehenden verändert. Wie man an der nachfolgenden Grafik erkennen kann, nimmt die Rundendauer von Runde zu Runde, näherungsweise linear ab. Daraus ergibt sich, dass die Rundendauer von Runde zu Runde gut approximierbar ist.<text:line-break/>Weiterhin ist zu erkennen, dass bei langsamer Geschwindigkeit, also langer Rundendauer, die Approximation von ihrem linearen Verhalten abweicht. Für eine gute Näherung ist also eine Mindestgeschwindigkeit erforderlich.</text:span></text:p>
      <text:p text:style-name="P5"><text:span text:style-name="T4">Zu</text:span><draw:frame text:anchor-type="as-char" svg:width="168.28mm" svg:height="110.60mm" style:rel-width="scale" style:rel-height="scale"><draw:object-ole xlink:href="OleObj1"/><draw:image xlink:href="ObjectReplacements/OleObj1"/></draw:frame><text:span text:style-name="T4"/></text:p>
      <text:p text:style-name="P6"><text:span text:style-name="T5">Über unterschiedliche Rundenzeiten, war es nicht möglich die darauffolgende Rundenzeit zu approximieren, dass bei jeder Geschwindigkeit richtig ausgelöst wurde. Daher wurden für unterschiedliche Rundendauern verschiedene Approximationspolynome ermittelt. Der Verlauf ist in folgende Intervalle unterteilt:<text:line-break/>A1 für [0s ;0.5s) <text:line-break/>A2 für [0.5s ; 2s)<text:line-break/>A3 für [2s ; inf)</text:span></text:p>
      <text:p text:style-name="P6"><text:span text:style-name="T5"/></text:p>
      <text:p text:style-name="P6"><text:span text:style-name="T5">Hier muss noch die Formel für die Polynome hin</text:span></text:p>
      <text:p text:style-name="P6"><text:span text:style-name="T5"/></text:p>
      <text:p text:style-name="P6"><text:span text:style-name="T5">Die Werte der Polynomkoeffizienten wurden durch eine lineare Regression aus aufgenommenen Messwerten ermittelt. Beispielhaft wird das ermittelte Polynom für den Abschnitt A3 in folgender Grafik skizziert:</text:span><text:span text:style-name="T6"/></text:p>
      <text:p text:style-name="P6"><text:span text:style-name="T6"/></text:p>
      <text:p text:style-name="P6"><text:span text:style-name="T6"/></text:p>
      <text:p text:style-name="P6"><text:span text:style-name="T7">Mit der zuvor errechneten Falldauer und der Approximation der Dauer der nachfolgenden Runde, kann ein ausreichend genauer Zeitpunkt bestimmt werden, wann die Kugel freigegben werden soll. Zusätzlich zu muss noch betrachtet werden, dass der Motor für die Bewegung eine gewisse Zeit benötigt und somit zwischen Tastendruck und Freigabe eine gewisse Zeit vergeht. Zur<text:s text:c="2"/>Minimierung der Verzögerung durch den Auslösemechanismus am Stellmotor, wird dieser nicht nur komplett geschlossen bzw. geöffnet, sondern auch in einen Zwischenzustand (halb-offen)überführt. Darüber hinaus muss bei der Implementierung beachtet werden, dass bei hohen Drehgeschwindigkeiten, die Scheibe innerhalb der Fallzeit der Kugel, ggf. mehrere Umdrehungen macht. Um die Position des Loches auf der Scheibe zu identifizieren, wird der Hall-Sensor verwendet, welcher die jeweils halben Umdrehungen markiert.</text:span></text:p>
      <text:p text:style-name="P6"><text:span text:style-name="T7">Weiterhin ist es eine Anforderung, dass sprunghafte bzw. untypische Änderungen der Drehbewegung erkannt werden und eine Freigabe der Kugel unterdrückt wird. Um dieses Verhalten umzusetzen wird von Runde zu Runde die Geschwindigkeitsänderung verfolgt. Ist diese Änderung zu groß, würde der Kugelfall zu stark vom ermittelten Fallmodell abweichen und das Loch verfehlen. Daher wird bei einem Überschreiten eines Schwellwertes der Geschwindigkeitsänderung, die Freigabe der Kugel unterdrückt.<text:s text:c="5"/></text:span><text:span text:style-name="T8"/></text:p>
      <text:p text:style-name="P6"><text:span text:style-name="T8"/></text:p>
      <text:p text:style-name="P7"><text:span text:style-name="T9">Softwareentwurf</text:span></text:p>
      <text:p text:style-name="P8"><text:span text:style-name="T10">Im Folgenden ist ein Entwurf in Form eines Klassendiagramms abgebildet:</text:span><text:span text:style-name="T11"/></text:p>
      <text:p text:style-name="P8"><draw:frame text:anchor-type="as-char" svg:width="169.33mm" svg:height="105.57mm" style:rel-width="scale" style:rel-height="scale"><draw:object-ole xlink:href="OleObj2"/><draw:image xlink:href="ObjectReplacements/OleObj2"/></draw:frame><text:span text:style-name="T12"/></text:p>
      <text:p text:style-name="P8"><text:span text:style-name="T13">Folgende Programmteile wurden als Kernkomponeten identifiziert:</text:span></text:p>
      <text:list text:style-name="L9">
        <text:list-item>
          <text:p text:style-name="P9"><text:span text:style-name="T13">StateMachine: Zustandsmaschine die den Ablauf steuert</text:span></text:p>
        </text:list-item>
        <text:list-item>
          <text:p text:style-name="P9"><text:span text:style-name="T13">EngineControl: Steuerung des Motors mit den Zuständen:</text:span></text:p>
        </text:list-item>
        <text:list-item>
          <text:p text:style-name="P10"><text:span text:style-name="T13">nextBall(): vollständig schließen, nächste Kugel fällt durch</text:span></text:p>
        </text:list-item>
        <text:list-item>
          <text:p text:style-name="P10"><text:span text:style-name="T13">prepareRelease(): Ist ein Zwischenzustand, um die Zeit bis zur Freigabe der Kugel zu minimieren</text:span></text:p>
        </text:list-item>
        <text:list-item>
          <text:p text:style-name="P10"><text:span text:style-name="T13">release(): vollständig öffnen, Kugel fällt herunter</text:span></text:p>
        </text:list-item>
        <text:list-item>
          <text:p text:style-name="P11"><text:span text:style-name="T13">Time: Berechnung der Wartezeit bis zum Abwurf aus der Dauer der letzten Runde und der in der momentanen Runde schon verstrichenen Zeit</text:span></text:p>
        </text:list-item>
        <text:list-item>
          <text:p text:style-name="P11"><text:span text:style-name="T13">Observer: Überwachen der Flankenwechsel eines Signals und daraus Errechnung der Rundendauer</text:span></text:p>
        </text:list-item>
        <text:list-item>
          <text:p text:style-name="P11"><text:span text:style-name="T13">Suppressor: Überwachen der Rundendauern und wenn nötig Ausgabe eines Sperrsignals bei zu starker Änderung</text:span></text:p>
        </text:list-item>
        <text:list-item>
          <text:p text:style-name="P11"><text:span text:style-name="T13">HighDetector: Erkennt High-Flanken im Signal der Sensoren</text:span></text:p>
        </text:list-item>
      </text:list>
      <text:p text:style-name="P12"><text:span text:style-name="T14">Jede Klasse wird global einmal instanziiert. Eine Ausnahme bildet lediglich die Oberver-Klasse mit 2 Instanzen, die je eine Instanz für Hall- und Photosensor besitzt. </text:span></text:p>
      <text:p text:style-name="P12"><text:span text:style-name="T14">Den zentralen Start des Programmablaufs bildet die setup() Funktion, die zu beginn durch das Arduino Framework aufgerufen wird. Dort werden die verwendeten Pins des Arduino Boards konfiguriert und alle Instanzen über Function-Pointer erstellt. Anschließend an das Setup geht das Programm in die Arduino-typische Programmschleife, in die loop() Funktion über. <text:line-break/>In der loop()-Funktion werden sowohl die Observer, als auch die Statemachine periodisch abgearbeitet.<text:s text:c="2"/></text:span><text:span text:style-name="T15"/></text:p>
      <text:p text:style-name="P13"><text:span text:style-name="T16">Zustandsmaschine</text:span></text:p>
      <text:p text:style-name="P14"><text:span text:style-name="T17">Die Zustandsmaschine besitzt 6 Zustände und folgende Übergänge:</text:span><text:span text:style-name="T18"/></text:p>
      <text:p text:style-name="P15"><draw:frame text:anchor-type="as-char" svg:width="174.10mm" svg:height="48.68mm" style:rel-width="scale" style:rel-height="scale"><draw:object-ole xlink:href="OleObj3"/><draw:image xlink:href="ObjectReplacements/OleObj3"/></draw:frame><text:span text:style-name="T19"/></text:p>
      <text:p text:style-name="P16"><text:span text:style-name="T20">Jeder Zustand der Statemachine repräsentiert dabei auch einen bestimmten Zustand des Motors, der bei den Übergängen eingestellt wird. Da der Motor eine gewisse Zeit benötigt, um die einzelnen Befehle auszuführen, wurden Wartezeiten in die Statemachine eingebaut, um sicherzugehen, dass die gewünschte Motorposition auch erreicht wurde, bevor der Programmablauf fortgesetzt wird.</text:span><text:span text:style-name="T21"/></text:p>
      <text:p text:style-name="P16"><text:span text:style-name="T22">Beispielhaft wurde für den Zustand "READY" die vollständige Interaktion zwischen den anderen Klassen und auch dem User visualisiert:</text:span><text:span text:style-name="T23"/></text:p>
      <text:p text:style-name="P17"><draw:frame text:anchor-type="as-char" svg:width="175.95mm" svg:height="100.01mm" style:rel-width="scale" style:rel-height="scale"><draw:object-ole xlink:href="OleObj4"/><draw:image xlink:href="ObjectReplacements/OleObj4"/></draw:frame><text:span text:style-name="T24"/></text:p>
      <text:p text:style-name="P17"><text:span text:style-name="T25"/></text:p>
      <text:p text:style-name="P17"><text:span text:style-name="T25">Machbarkeitsanalyse</text:span></text:p>
      <text:p text:style-name="P18"><text:span text:style-name="T26">Das Loch besitzt eine mittlere Länge von 0,065m und befindet sich in einem Abstand von 0,17m zum Mittelpunkt. Damit ergibt sich, dass das Loch etwa 6% einer vollen Umdrehung einnimmt. <text:line-break/>Bei einem kleinen Sicherheitsabstand, damit die Kugel nicht von den Kanten abprallt, werden 5%, anstatt 6% angenommen. Für eine beispielhafte Umdrehungsdauer von 400ms ergibt sich damit ein Zeitfenster von 20ms, in der die Kugel das Loch passieren kann. Aus diesem Zeitfenster ergibt sich, dass sich die Scheibe nicht zu schnell drehen darf, da die Kugel ansonsten das Loch nicht in dieser Zeit passieren kann.<text:line-break/>Aus den Anforderungen ergibt sich ebenfalls eine Wahrscheinlichkeit von 80% mit der das Loch getroffen werden soll. .<text:s/></text:span><text:span text:style-name="T27"/></text:p>
      <text:p text:style-name="P19"><text:span text:style-name="T28">Aufgabe 3<text:s/></text:span><text:span text:style-name="T29">– Implementierung</text:span></text:p>
      <text:p text:style-name="P20"><text:span text:style-name="T30">Um die Fallzeit der Kugel annäherungsweise exakt zu bestimmen, wurde eine Suche zwischen 391 und 491ms durchgeführt. Dabei ergab sich in diesem Zeitraum der beste Wert bei ~418ms.<text:s text:c="2"/></text:span><text:span text:style-name="T3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